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break-before="page"/>
    </style:style>
    <style:style style:name="P2" style:family="paragraph" style:parent-style-name="Preformatted_20_Text" style:list-style-name="L1"/>
    <style:style style:name="P3" style:family="paragraph" style:parent-style-name="Preformatted_20_Text" style:list-style-name="L1">
      <style:paragraph-properties style:writing-mode="lr-tb"/>
    </style:style>
    <style:style style:name="P4" style:family="paragraph" style:parent-style-name="Preformatted_20_Text" style:list-style-name="L1">
      <style:paragraph-properties fo:margin-top="0cm" fo:margin-bottom="0.499cm" style:contextual-spacing="false" style:writing-mode="lr-tb"/>
    </style:style>
    <style:style style:name="P5" style:family="paragraph" style:parent-style-name="Preformatted_20_Text" style:list-style-name="L2"/>
    <style:style style:name="P6" style:family="paragraph" style:parent-style-name="Preformatted_20_Text" style:list-style-name="L2">
      <style:paragraph-properties style:writing-mode="lr-tb"/>
    </style:style>
    <style:style style:name="P7" style:family="paragraph" style:parent-style-name="Preformatted_20_Text" style:list-style-name="L2">
      <style:paragraph-properties fo:margin-top="0cm" fo:margin-bottom="0.499cm" style:contextual-spacing="false" style:writing-mode="lr-tb"/>
    </style:style>
    <style:style style:name="P8" style:family="paragraph" style:parent-style-name="Preformatted_20_Text" style:list-style-name="L3"/>
    <style:style style:name="P9" style:family="paragraph" style:parent-style-name="Preformatted_20_Text" style:list-style-name="L3">
      <style:paragraph-properties fo:margin-top="0cm" fo:margin-bottom="0.499cm" style:contextual-spacing="false" style:writing-mode="lr-tb"/>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Detailed EDA Workflow</text:h>
      <text:list xml:id="list1973429484" text:style-name="L1">
        <text:list-item>
          <text:p text:style-name="P10"><text:span text:style-name="Strong_20_Emphasis">Data Loading &amp; Initial Inspection</text:span></text:p>
          <text:list>
            <text:list-item>
              <text:p text:style-name="P10">Used <text:span text:style-name="Source_20_Text">pandas.read_csv('AB_NYC_2019.csv')</text:span>.</text:p>
            </text:list-item>
            <text:list-item>
              <text:p text:style-name="P10">Ran <text:span text:style-name="Source_20_Text">df.info()</text:span> and <text:span text:style-name="Source_20_Text">df.describe()</text:span> to check for missing values in columns like <text:span text:style-name="Source_20_Text">reviews_per_month</text:span>, <text:span text:style-name="Source_20_Text">last_review</text:span>, and flagged any outliers in <text:span text:style-name="Source_20_Text">price</text:span> or <text:span text:style-name="Source_20_Text">availability_365</text:span>.</text:p>
            </text:list-item>
            <text:list-item>
              <text:p text:style-name="P10">Dropped irrelevant columns (eg. <text:span text:style-name="Source_20_Text">id</text:span>, <text:span text:style-name="Source_20_Text">name</text:span>, <text:span text:style-name="Source_20_Text">host_name</text:span>, <text:span text:style-name="Source_20_Text">last_review</text:span> if not needed). Imputed or dropped rows with missing <text:span text:style-name="Source_20_Text">reviews_per_month</text:span> if they were few.</text:p>
            </text:list-item>
          </text:list>
        </text:list-item>
        <text:list-item>
          <text:p text:style-name="P10"><text:span text:style-name="Strong_20_Emphasis">Univariate Analysis</text:span></text:p>
          <text:list>
            <text:list-item>
              <text:p text:style-name="P10"><text:span text:style-name="Strong_20_Emphasis">Numerical Features</text:span>: For each of:</text:p>
              <text:list>
                <text:list-item>
                  <text:p text:style-name="P10"><text:span text:style-name="Source_20_Text">price</text:span> → plotted a histogram + boxplot. Observed strong right-skew (many listings under $200, with some over $1000). Identified potential price outliers.</text:p>
                </text:list-item>
                <text:list-item>
                  <text:p text:style-name="P10"><text:span text:style-name="Source_20_Text">number_of_reviews</text:span> → histogram: saw that many listings had 0–10 reviews, while a handful had hundreds. Marked the heavy-reviewed listings as “busy.”</text:p>
                </text:list-item>
                <text:list-item>
                  <text:p text:style-name="P10"><text:span text:style-name="Source_20_Text">availability_365</text:span> → bar plot: saw some listings with 0 available days (fully booked), some with 365 (never booked).</text:p>
                </text:list-item>
              </text:list>
            </text:list-item>
            <text:list-item>
              <text:p text:style-name="P10"><text:span text:style-name="Strong_20_Emphasis">Categorical Features</text:span>:</text:p>
              <text:list>
                <text:list-item>
                  <text:p text:style-name="P10"><text:span text:style-name="Source_20_Text">neighbourhood_group</text:span> (Manhattan, Brooklyn, Queens, Bronx, Staten Island) → simple count plot to see distribution of listings.</text:p>
                </text:list-item>
                <text:list-item>
                  <text:p text:style-name="P10"><text:span text:style-name="Source_20_Text">room_type</text:span> (Entire home/apt, Private room, Shared room) → bar plot to see breakdown.</text:p>
                </text:list-item>
              </text:list>
            </text:list-item>
          </text:list>
        </text:list-item>
        <text:list-item>
          <text:p text:style-name="P10"><text:span text:style-name="Strong_20_Emphasis">Bivariate &amp; Correlation Analysis</text:span></text:p>
          <text:list>
            <text:list-item>
              <text:p text:style-name="P10">Computed <text:span text:style-name="Source_20_Text">df.corr()</text:span> on numerical features:</text:p>
              <text:list>
                <text:list-item>
                  <text:p text:style-name="P10">Found a moderate negative correlation between <text:span text:style-name="Source_20_Text">availability_365</text:span> and <text:span text:style-name="Source_20_Text">number_of_reviews</text:span> (i.e. the more reviews a listing has, the fewer days remain available).</text:p>
                </text:list-item>
                <text:list-item>
                  <text:p text:style-name="P10">Slight positive correlation between <text:span text:style-name="Source_20_Text">price</text:span> and <text:span text:style-name="Source_20_Text">number_of_reviews</text:span> (popular, busy listings often charge more).</text:p>
                </text:list-item>
              </text:list>
            </text:list-item>
            <text:list-item>
              <text:p text:style-name="P10">Created scatterplots:</text:p>
              <text:list>
                <text:list-item>
                  <text:p text:style-name="P10"><text:span text:style-name="Source_20_Text">price</text:span> vs. <text:span text:style-name="Source_20_Text">number_of_reviews</text:span> (saw that mid-price range had the densest cluster of reviews).</text:p>
                </text:list-item>
                <text:list-item>
                  <text:p text:style-name="P10"><text:span text:style-name="Source_20_Text">availability_365</text:span> vs. <text:span text:style-name="Source_20_Text">number_of_reviews</text:span> (bottom-left corner = fully booked + high review volume).</text:p>
                </text:list-item>
              </text:list>
            </text:list-item>
          </text:list>
        </text:list-item>
        <text:list-item>
          <text:p text:style-name="P10"><text:soft-page-break/><text:span text:style-name="Strong_20_Emphasis">Spatial Visualization</text:span></text:p>
          <text:list>
            <text:list-item>
              <text:p text:style-name="P10">Plotted <text:span text:style-name="Source_20_Text">(latitude, longitude)</text:span> points in a scatterplot, colour-coding by <text:span text:style-name="Source_20_Text">number_of_reviews</text:span> (e.g. darker = &gt;200 reviews). Noted that pockets of dark points clustered in central Manhattan (Midtown, Lower Manhattan) and north Brooklyn (Williamsburg, Bushwick).</text:p>
            </text:list-item>
            <text:list-item>
              <text:p text:style-name="P10">Overlaid these with “low-review, high-availability” points (lighter colour) that tended to lie in less central parts of Queens or upper Manhattan.</text:p>
            </text:list-item>
          </text:list>
        </text:list-item>
        <text:list-item>
          <text:p text:style-name="P10"><text:span text:style-name="Strong_20_Emphasis">Deriving a “Busyness” Metric</text:span></text:p>
          <text:list>
            <text:list-item>
              <text:p text:style-name="P10">Decided to treat <text:span text:style-name="Source_20_Text">number_of_reviews</text:span> (or a combination of low <text:span text:style-name="Source_20_Text">availability_365</text:span> + high <text:span text:style-name="Source_20_Text">number_of_reviews</text:span>) as a proxy for “busy.”</text:p>
            </text:list-item>
            <text:list-item>
              <text:p text:style-name="P10">Created a new column, e.g.:</text:p>
              <text:p text:style-name="P2">python</text:p>
              <text:p text:style-name="P2">CopierModifier</text:p>
              <text:p text:style-name="P3"><text:span text:style-name="Source_20_Text">df['busyness_score'] = (</text:span></text:p>
              <text:p text:style-name="P3"><text:span text:style-name="Source_20_Text"><text:s text:c="4"/>(df['number_of_reviews'] / df['number_of_reviews'].max()) </text:span></text:p>
              <text:p text:style-name="P3"><text:span text:style-name="Source_20_Text"><text:s text:c="4"/>* (1 - df['availability_365']/365)</text:span></text:p>
              <text:p text:style-name="P4"><text:span text:style-name="Source_20_Text">)</text:span></text:p>
            </text:list-item>
            <text:list-item>
              <text:p text:style-name="P10">Verified that listings with a high <text:span text:style-name="Source_20_Text">busyness_score</text:span> correspond to known hotspots.</text:p>
            </text:list-item>
          </text:list>
        </text:list-item>
        <text:list-item>
          <text:p text:style-name="P10"><text:span text:style-name="Strong_20_Emphasis">Feature Selection for KNN</text:span></text:p>
          <text:list>
            <text:list-item>
              <text:p text:style-name="P10">Final shortlist of features:</text:p>
              <text:list>
                <text:list-item>
                  <text:p text:style-name="P10">Numerical: <text:span text:style-name="Source_20_Text">latitude</text:span>, <text:span text:style-name="Source_20_Text">longitude</text:span>, <text:span text:style-name="Source_20_Text">price</text:span>, <text:span text:style-name="Source_20_Text">number_of_reviews</text:span>, <text:span text:style-name="Source_20_Text">availability_365</text:span> (or <text:span text:style-name="Source_20_Text">busyness_score</text:span>).</text:p>
                </text:list-item>
                <text:list-item>
                  <text:p text:style-name="P10">Categorical (for later engineering): <text:span text:style-name="Source_20_Text">neighbourhood_group</text:span>, <text:span text:style-name="Source_20_Text">room_type</text:span>.</text:p>
                </text:list-item>
              </text:list>
            </text:list-item>
            <text:list-item>
              <text:p text:style-name="P10">Stored the cleaned DataFrame and a copy with only these columns as <text:span text:style-name="Source_20_Text">df_for_knn</text:span>.</text:p>
            </text:list-item>
          </text:list>
        </text:list-item>
      </text:list>
      <text:h text:style-name="Heading_20_3" text:outline-level="3"/>
      <text:h text:style-name="P1" text:outline-level="3">Detailed KNN Implementation</text:h>
      <text:h text:style-name="Heading_20_4" text:outline-level="4">A. Baseline KNN with Simple Numerical Features</text:h>
      <text:list text:style-name="L2">
        <text:list-item>
          <text:p text:style-name="P11"><text:span text:style-name="Strong_20_Emphasis">Data Preparation</text:span></text:p>
          <text:list>
            <text:list-item>
              <text:p text:style-name="P11">From <text:span text:style-name="Source_20_Text">df_for_knn</text:span>, selected only the numerical columns:</text:p>
              <text:p text:style-name="P5">python</text:p>
              <text:p text:style-name="P5">CopierModifier</text:p>
              <text:p text:style-name="P7"><text:span text:style-name="Source_20_Text">features_simple = df_for_knn[['latitude','longitude','price','number_of_reviews','availability_365']]</text:span></text:p>
            </text:list-item>
            <text:list-item>
              <text:p text:style-name="P11">Handled any remaining missing values (if any remained) by <text:span text:style-name="Source_20_Text">.dropna()</text:span>.</text:p>
            </text:list-item>
          </text:list>
        </text:list-item>
        <text:list-item>
          <text:p text:style-name="P11"><text:span text:style-name="Strong_20_Emphasis">Feature Scaling</text:span></text:p>
          <text:list>
            <text:list-item>
              <text:p text:style-name="P11">Applied <text:span text:style-name="Source_20_Text">MinMaxScaler()</text:span> to each column in <text:span text:style-name="Source_20_Text">features_simple</text:span>.</text:p>
              <text:p text:style-name="P5">python</text:p>
              <text:p text:style-name="P5">CopierModifier</text:p>
              <text:p text:style-name="P6"><text:span text:style-name="Source_20_Text">from sklearn.preprocessing import MinMaxScaler</text:span></text:p>
              <text:p text:style-name="P6"><text:span text:style-name="Source_20_Text">scaler = MinMaxScaler()</text:span></text:p>
              <text:p text:style-name="P7"><text:span text:style-name="Source_20_Text">features_scaled_simple = scaler.fit_transform(features_simple)</text:span></text:p>
            </text:list-item>
          </text:list>
        </text:list-item>
        <text:list-item>
          <text:p text:style-name="P11"><text:span text:style-name="Strong_20_Emphasis">Train KNN Model</text:span></text:p>
          <text:list>
            <text:list-item>
              <text:p text:style-name="P11">Used <text:span text:style-name="Source_20_Text">NearestNeighbors(n_neighbors=K, metric='euclidean')</text:span> from scikit-learn.</text:p>
            </text:list-item>
            <text:list-item>
              <text:p text:style-name="P11">Fit on <text:span text:style-name="Source_20_Text">features_scaled_simple</text:span>:</text:p>
              <text:p text:style-name="P5">python</text:p>
              <text:p text:style-name="P5">CopierModifier</text:p>
              <text:p text:style-name="P6"><text:span text:style-name="Source_20_Text">from sklearn.neighbors import NearestNeighbors</text:span></text:p>
              <text:p text:style-name="P6"><text:span text:style-name="Source_20_Text">knn_simple = NearestNeighbors(n_neighbors=10, algorithm='auto')</text:span></text:p>
              <text:p text:style-name="P7"><text:span text:style-name="Source_20_Text">knn_simple.fit(features_scaled_simple)</text:span></text:p>
            </text:list-item>
          </text:list>
        </text:list-item>
        <text:list-item>
          <text:p text:style-name="P11"><text:span text:style-name="Strong_20_Emphasis">Defining a “busy” Listing &amp; Retrieving Neighbors</text:span></text:p>
          <text:list>
            <text:list-item>
              <text:p text:style-name="P11">Selected a listing (or the centroid) in a known “busy neighbourhood.”</text:p>
            </text:list-item>
            <text:list-item>
              <text:p text:style-name="P11">Retrieved its index, computed its scaled feature vector, and passed to <text:span text:style-name="Source_20_Text">knn_simple.kneighbors()</text:span> to get the 10 closest neighbours in feature space.</text:p>
            </text:list-item>
            <text:list-item>
              <text:p text:style-name="P11">Filtered out any neighbours whose raw <text:span text:style-name="Source_20_Text">number_of_reviews</text:span> ≥ the target listing’s number_of_reviews (ensuring alternatives were “less busy”).</text:p>
            </text:list-item>
            <text:list-item>
              <text:p text:style-name="P11">Presented the top 5 of these filtered neighbours as suggestions.</text:p>
            </text:list-item>
          </text:list>
        </text:list-item>
      </text:list>
      <text:h text:style-name="Heading_20_4" text:outline-level="4">B. KNN with Feature Engineering</text:h>
      <text:list text:style-name="L3">
        <text:list-item>
          <text:p text:style-name="P12"><text:span text:style-name="Strong_20_Emphasis">One-Hot Encoding Categorical Variables</text:span></text:p>
          <text:list>
            <text:list-item>
              <text:p text:style-name="P12">Took <text:span text:style-name="Source_20_Text">df_for_knn[['neighbourhood_group','room_type']]</text:span> and applied <text:span text:style-name="Source_20_Text">pd.get_dummies(..., drop_first=True)</text:span> to convert them into binary columns.</text:p>
              <text:p text:style-name="P8"><text:soft-page-break/>python</text:p>
              <text:p text:style-name="P8">CopierModifier</text:p>
              <text:p text:style-name="P9"><text:span text:style-name="Source_20_Text">cat_cols = pd.get_dummies(df_for_knn[['neighbourhood_group','room_type']], drop_first=True)</text:span></text:p>
            </text:list-item>
          </text:list>
        </text:list-item>
        <text:list-item>
          <text:p text:style-name="P12"><text:span text:style-name="Strong_20_Emphasis">Assembling the Full Feature Matrix</text:span></text:p>
          <text:list>
            <text:list-item>
              <text:p text:style-name="P12">Concatenated the scaled simple features (latitude, longitude, price, number_of_reviews, availability_365) with the newly one-hot encoded categorical columns.</text:p>
              <text:p text:style-name="P8">python</text:p>
              <text:p text:style-name="P8">CopierModifier</text:p>
              <text:p text:style-name="P9"><text:span text:style-name="Source_20_Text">features_engineered = np.hstack([features_scaled_simple, cat_cols.values])</text:span></text:p>
            </text:list-item>
          </text:list>
        </text:list-item>
        <text:list-item>
          <text:p text:style-name="P12"><text:span text:style-name="Strong_20_Emphasis">Re-Scaling or Normalising Engineered Features</text:span></text:p>
          <text:list>
            <text:list-item>
              <text:p text:style-name="P12">Because one-hot columns are already in {0,1}, the numerical features had to remain on a 0–1 scale. Verified no further scaling was required.</text:p>
            </text:list-item>
          </text:list>
        </text:list-item>
        <text:list-item>
          <text:p text:style-name="P12"><text:span text:style-name="Strong_20_Emphasis">Re-Train KNN</text:span></text:p>
          <text:list>
            <text:list-item>
              <text:p text:style-name="P12">Initialized a new <text:span text:style-name="Source_20_Text">NearestNeighbors(n_neighbors=K_engineered)</text:span> and fit to <text:span text:style-name="Source_20_Text">features_engineered</text:span>.</text:p>
            </text:list-item>
            <text:list-item>
              <text:p text:style-name="P12">Experimented with different <text:span text:style-name="Source_20_Text">K_engineered</text:span> values (5, 10, 15) and measured how often the suggested neighbours actually belonged to the same <text:span text:style-name="Source_20_Text">neighbourhood_group</text:span> but exhibited lower <text:span text:style-name="Source_20_Text">busyness_score</text:span>. Chose K=7 as a balance between too-narrow and too-broad neighbourhood suggestions.</text:p>
            </text:list-item>
          </text:list>
        </text:list-item>
        <text:list-item>
          <text:p text:style-name="P12"><text:span text:style-name="Strong_20_Emphasis">Qualitative Comparison</text:span></text:p>
          <text:list>
            <text:list-item>
              <text:p text:style-name="P12">For 5 sample “busy” listings in Manhattan, ran both <text:span text:style-name="Source_20_Text">knn_simple</text:span> and <text:span text:style-name="Source_20_Text">knn_engineered</text:span>.</text:p>
            </text:list-item>
            <text:list-item>
              <text:p text:style-name="P12">Observed that the engineered version more consistently returned alternatives in the same borough (e.g., returning listings in nearby Brooklyn or Queens areas that shared similar price+availability patterns).</text:p>
            </text:list-item>
            <text:list-item>
              <text:p text:style-name="P12">Measured the average Euclidean distance in feature space for both methods, confirming that the engineered model’s neighbours were slightly farther in raw coordinate space but more semantically “similar” when factoring in borough and room_type.</text:p>
            </text:list-item>
          </text:list>
        </text:list-item>
      </text:list>
      <text:h text:style-name="Heading_20_4" text:outline-level="4">C. Building the Suggestion Interface (<text:span text:style-name="Source_20_Text">knn-suggestions.ipynb</text:span>)</text:h>
      <text:list text:style-name="L4">
        <text:list-item>
          <text:p text:style-name="P13"><text:span text:style-name="Strong_20_Emphasis">Helper Functions</text:span></text:p>
          <text:list>
            <text:list-item>
              <text:p text:style-name="P13">Wrote a function <text:span text:style-name="Source_20_Text">get_neighbours(listing_id, model, features_matrix, original_df, busyness_col)</text:span> that:</text:p>
              <text:list>
                <text:list-item>
                  <text:p text:style-name="P13">Locates the row for <text:span text:style-name="Source_20_Text">listing_id</text:span> in <text:span text:style-name="Source_20_Text">original_df</text:span>.</text:p>
                </text:list-item>
                <text:list-item>
                  <text:p text:style-name="P13">Extracts its scaled feature vector from <text:span text:style-name="Source_20_Text">features_matrix</text:span>.</text:p>
                </text:list-item>
                <text:list-item>
                  <text:p text:style-name="P13"><text:soft-page-break/>Calls <text:span text:style-name="Source_20_Text">model.kneighbors()</text:span> to retrieve nearest indices.</text:p>
                </text:list-item>
                <text:list-item>
                  <text:p text:style-name="P13">Filters for neighbours whose busyness &lt; target’s busyness.</text:p>
                </text:list-item>
                <text:list-item>
                  <text:p text:style-name="P13">Returns a small DataFrame with columns [<text:span text:style-name="Source_20_Text">neighbourhood</text:span>, <text:span text:style-name="Source_20_Text">price</text:span>, <text:span text:style-name="Source_20_Text">availability_365</text:span>, <text:span text:style-name="Source_20_Text">number_of_reviews</text:span>, <text:span text:style-name="Source_20_Text">distance_in_feature_space</text:span>].</text:p>
                </text:list-item>
              </text:list>
            </text:list-item>
          </text:list>
        </text:list-item>
        <text:list-item>
          <text:p text:style-name="P13"><text:span text:style-name="Strong_20_Emphasis">User Input &amp; Display</text:span></text:p>
          <text:list>
            <text:list-item>
              <text:p text:style-name="P13">Created a dropdown (or simply let the user paste a <text:span text:style-name="Source_20_Text">neighbourhood_group</text:span> name).</text:p>
            </text:list-item>
            <text:list-item>
              <text:p text:style-name="P13">Found a representative listing in that borough with high <text:span text:style-name="Source_20_Text">busyness_score</text:span>.</text:p>
            </text:list-item>
            <text:list-item>
              <text:p text:style-name="P13">Called <text:span text:style-name="Source_20_Text">get_neighbours()</text:span> and displayed results in a sorted table (lowest busyness first).</text:p>
            </text:list-item>
            <text:list-item>
              <text:p text:style-name="P13">Added a small scatter map (using <text:span text:style-name="Source_20_Text">matplotlib.pyplot.scatter</text:span> of lat/long) with red dot for the original “busy” listing and blue dots for the top 5 recommendations.</text:p>
            </text:list-item>
          </text:list>
        </text:list-item>
        <text:list-item>
          <text:p text:style-name="P13"><text:span text:style-name="Strong_20_Emphasis">Final Validation</text:span></text:p>
          <text:list>
            <text:list-item>
              <text:p text:style-name="P13">Tested the notebook with several known hotspots:</text:p>
              <text:list>
                <text:list-item>
                  <text:p text:style-name="P13">E.g. “Williamsburg” (loud, high‐review area in Brooklyn): saw alternatives in nearby “Greenpoint” or “Bushwick North” that had similar prices but lower review counts.</text:p>
                </text:list-item>
                <text:list-item>
                  <text:p text:style-name="P13">E.g. “Upper East Side” in Manhattan: confirmed suggestions pointed to “East Harlem” or “Upper West Side” depending on feature thresholds.</text:p>
                </text:list-item>
              </text:list>
            </text:list-item>
          </text:list>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1T15:09:08.835000000</meta:creation-date>
    <dc:date>2025-06-01T15:14:53.607000000</dc:date>
    <meta:editing-duration>PT5M46S</meta:editing-duration>
    <meta:editing-cycles>1</meta:editing-cycles>
    <meta:document-statistic meta:table-count="0" meta:image-count="0" meta:object-count="0" meta:page-count="5" meta:paragraph-count="103" meta:word-count="983" meta:character-count="7208" meta:non-whitespace-character-count="6419"/>
    <meta:generator>LibreOffice/7.5.2.2$Windows_X86_64 LibreOffice_project/53bb9681a964705cf672590721dbc85eb4d0c3a2</meta:generator>
  </office:meta>
</office:document-meta>
</file>